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49cm" fo:text-indent="-0.635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64cm" fo:text-indent="-0.635cm" fo:margin-left="7.06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é Gide est né en 1869 à Paris. Il est le fils d'une famille aisée, avec un père professeur de droit et une mère venant d'une famille de bourgeois rouennais. Issue d'une austère famille protestante, il est éduqué dans le devoir et il est alors en perpétuelle recherche du bonheur qui contraste avec sa religion. En 1893, il effectue un voyage en Afrique du Nord, Italie et Sicile et y assume son homosexualité dans sa halte en Tunisie. Il découvre ainsi une nouvelle forme de vie : la communion avec la nature et décide d'écrire son livre <text:span text:style-name="T1">Les Nourritures Terrestres</text:span><text:span text:style-name="T2"> en 1897. Il se marie en 1895 avec sa cousine Madeleine Rondeaux. Sa formation littéraire est d'abord formée sous le principe du symbolisme (Baudelaire, Mallarmé) qu'il ne suivra pas car pour lui, les livres doivent être à la portée de tous alors que ce n'est pas le cas dans les récits symbolistes. Il écrit ensuite de nombreux récits comme </text:span><text:span text:style-name="T1">L'immoraliste </text:span><text:span text:style-name="T2">ou des soties (farces narratives) tels que </text:span><text:span text:style-name="T1">Les Caves du Vatican </text:span><text:span text:style-name="T2">ou encore </text:span><text:span text:style-name="T1">Le Prométhée mal enchaîné. </text:span><text:span text:style-name="T2">En 1925 il sort son seul et unique récit qu'il caractérise de Roman : </text:span><text:span text:style-name="T1">Les Faux Monnayeurs</text:span><text:span text:style-name="T2">. Au début des années 1930, il s'intéresse au communisme mais il est déçu après un voyage en URSS en 1936. Il écrit alors </text:span><text:span text:style-name="T1">Retour de l'U.R.S.S. </text:span><text:span text:style-name="T2">et dénonce le totalitarisme soviétique et le fascisme. Il reçoit alors le Prix nobel de littérature en 1947 et meurt en 1951 aux suites d'une congestion pulmon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2T16:36:12.52</meta:creation-date>
    <meta:document-statistic meta:table-count="0" meta:image-count="0" meta:object-count="0" meta:page-count="1" meta:paragraph-count="1" meta:word-count="247" meta:character-count="1421"/>
    <dc:date>2017-03-02T17:53:14.73</dc:date>
    <meta:editing-duration>PT1M</meta:editing-duration>
    <meta:editing-cycles>1</meta:editing-cycles>
    <meta:generator>OpenOffice/4.1.0$Win32 OpenOffice.org_project/410m18$Build-9764</meta:generator>
  </office:meta>
</office:document-meta>
</file>